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164" officeooo:paragraph-rsid="00049164"/>
    </style:style>
    <style:style style:name="P2" style:family="paragraph" style:parent-style-name="Standard" style:list-style-name="L1">
      <style:text-properties officeooo:rsid="00049164" officeooo:paragraph-rsid="00049164"/>
    </style:style>
    <style:style style:name="P3" style:family="paragraph" style:parent-style-name="Standard">
      <style:text-properties officeooo:paragraph-rsid="00049164"/>
    </style:style>
    <style:style style:name="T1" style:family="text">
      <style:text-properties officeooo:rsid="00049164"/>
    </style:style>
    <style:style style:name="T2" style:family="text">
      <style:text-properties officeooo:rsid="000522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PrARepast can be used in Repast Simphony Eclipse via:</text:p>
      <text:list xml:id="list3961172467" text:style-name="L1">
        <text:list-item>
          <text:p text:style-name="P2">File → Import → Import fromt Git and using the link <text:a xlink:type="simple" xlink:href="https://github.com/rmercuur/SoPrA-Models" text:style-name="Internet_20_link" text:visited-style-name="Visited_20_Internet_20_Link">https://github.com/rmercuur/SoPrA-Models</text:a></text:p>
        </text:list-item>
        <text:list-item>
          <text:p text:style-name="P2">Manually</text:p>
          <text:list>
            <text:list-item>
              <text:p text:style-name="P2">Download the files manually from Github</text:p>
            </text:list-item>
            <text:list-item>
              <text:p text:style-name="P2">File → Import → Import existing project into workspace </text:p>
            </text:list-item>
          </text:list>
        </text:list-item>
      </text:list>
      <text:p text:style-name="P1"/>
      <text:p text:style-name="P3"><text:span text:style-name="T1">In both case the launc</text:span><text:span text:style-name="T2">h</text:span><text:span text:style-name="T1">ers can be found via the Navigator in SoPrARepast/launchers. Right-click SoPrARepastMain.launch and click Run As → <text:s/>SoPrARepastMai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7T17:46:42.491000000</dc:date>
    <meta:editing-duration>PT5M36S</meta:editing-duration>
    <meta:editing-cycles>4</meta:editing-cycles>
    <meta:document-statistic meta:table-count="0" meta:image-count="0" meta:object-count="0" meta:page-count="1" meta:paragraph-count="6" meta:word-count="62" meta:character-count="411" meta:non-whitespace-character-count="357"/>
  </office:meta>
</office:document-meta>
</file>